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POS" table:style-name="ta1">
        <table:shapes>
          <draw:frame draw:z-index="0" draw:style-name="gr1" draw:text-style-name="P1" svg:width="453.46pt" svg:height="255.23pt" svg:x="412.87pt" svg:y="43.68pt">
            <loext:p draw:notify-on-update-of-ranges="POS.A1:POS.A1 POS.A2:POS.A6 POS.D1:POS.D1 POS.D2:POS.D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444.1pt" svg:y="344.83pt">
            <loext:p draw:notify-on-update-of-ranges="POS.A1:POS.A1 POS.A2:POS.A6 POS.E1:POS.E1 POS.E2:POS.E6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<text:s/>it </text:p>
          </table:table-cell>
          <table:table-cell office:value-type="string" calcext:value-type="string">
            <text:p><text:s text:c="2"/>loss <text:s/></text:p>
          </table:table-cell>
          <table:table-cell office:value-type="string" calcext:value-type="string">
            <text:p><text:s/>time (s) </text:p>
          </table:table-cell>
          <table:table-cell office:value-type="string" calcext:value-type="string">
            <text:p><text:s/>dev_loss </text:p>
          </table:table-cell>
          <table:table-cell table:style-name="Default" office:value-type="string" calcext:value-type="string">
            <text:p><text:s/>dev_acc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805" calcext:value-type="float">
            <text:p>0.3805</text:p>
          </table:table-cell>
          <table:table-cell office:value-type="float" office:value="89.804" calcext:value-type="float">
            <text:p>89.804</text:p>
          </table:table-cell>
          <table:table-cell office:value-type="float" office:value="0.201306" calcext:value-type="float">
            <text:p>0.201306</text:p>
          </table:table-cell>
          <table:table-cell office:value-type="percentage" office:value="0.9403" calcext:value-type="percentage">
            <text:p>94.03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362" calcext:value-type="float">
            <text:p>0.1362</text:p>
          </table:table-cell>
          <table:table-cell office:value-type="float" office:value="91.77816" calcext:value-type="float">
            <text:p>91.77816</text:p>
          </table:table-cell>
          <table:table-cell office:value-type="float" office:value="0.179181" calcext:value-type="float">
            <text:p>0.179181</text:p>
          </table:table-cell>
          <table:table-cell office:value-type="percentage" office:value="0.9487" calcext:value-type="percentage">
            <text:p>94.87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999" calcext:value-type="float">
            <text:p>0.0999</text:p>
          </table:table-cell>
          <table:table-cell office:value-type="float" office:value="91.83901" calcext:value-type="float">
            <text:p>91.83901</text:p>
          </table:table-cell>
          <table:table-cell office:value-type="float" office:value="0.180416" calcext:value-type="float">
            <text:p>0.180416</text:p>
          </table:table-cell>
          <table:table-cell office:value-type="percentage" office:value="0.9497" calcext:value-type="percentage">
            <text:p>94.97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81" calcext:value-type="float">
            <text:p>0.081</text:p>
          </table:table-cell>
          <table:table-cell office:value-type="float" office:value="90.85162" calcext:value-type="float">
            <text:p>90.85162</text:p>
          </table:table-cell>
          <table:table-cell office:value-type="float" office:value="0.181348" calcext:value-type="float">
            <text:p>0.181348</text:p>
          </table:table-cell>
          <table:table-cell office:value-type="percentage" office:value="0.9521" calcext:value-type="percentage">
            <text:p>95.2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683" calcext:value-type="float">
            <text:p>0.0683</text:p>
          </table:table-cell>
          <table:table-cell office:value-type="float" office:value="91.57412" calcext:value-type="float">
            <text:p>91.57412</text:p>
          </table:table-cell>
          <table:table-cell office:value-type="float" office:value="0.188445" calcext:value-type="float">
            <text:p>0.188445</text:p>
          </table:table-cell>
          <table:table-cell office:value-type="percentage" office:value="0.9516" calcext:value-type="percentage">
            <text:p>95.16%</text:p>
          </table:table-cell>
        </table:table-row>
      </table:table>
      <table:table table:name="NER" table:style-name="ta1">
        <table:shapes>
          <draw:frame draw:z-index="0" draw:style-name="gr1" draw:text-style-name="P1" svg:width="453.83pt" svg:height="255.37pt" svg:x="486.14pt" svg:y="15.36pt">
            <loext:p draw:notify-on-update-of-ranges="NER.A1:NER.A1 NER.A2:NER.A6 NER.D1:NER.D1 NER.D2:NER.D6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1" draw:style-name="gr1" draw:text-style-name="P1" svg:width="453.8pt" svg:height="255.37pt" svg:x="484.21pt" svg:y="288.65pt">
            <loext:p draw:notify-on-update-of-ranges="NER.A1:NER.A1 NER.A2:NER.A6 NER.E1:NER.E1 NER.E2:NER.E6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<text:s/>it </text:p>
          </table:table-cell>
          <table:table-cell office:value-type="string" calcext:value-type="string">
            <text:p><text:s text:c="2"/>loss <text:s/></text:p>
          </table:table-cell>
          <table:table-cell office:value-type="string" calcext:value-type="string">
            <text:p><text:s/>time (s) </text:p>
          </table:table-cell>
          <table:table-cell office:value-type="string" calcext:value-type="string">
            <text:p><text:s/>dev_loss </text:p>
          </table:table-cell>
          <table:table-cell table:style-name="Default" office:value-type="string" calcext:value-type="string">
            <text:p><text:s/>dev_acc 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043" calcext:value-type="float">
            <text:p>0.2043</text:p>
          </table:table-cell>
          <table:table-cell office:value-type="float" office:value="15.13904" calcext:value-type="float">
            <text:p>15.13904</text:p>
          </table:table-cell>
          <table:table-cell office:value-type="float" office:value="0.150254" calcext:value-type="float">
            <text:p>0.150254</text:p>
          </table:table-cell>
          <table:table-cell office:value-type="percentage" office:value="0.7501" calcext:value-type="percentage">
            <text:p>75.01%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462" calcext:value-type="float">
            <text:p>0.0462</text:p>
          </table:table-cell>
          <table:table-cell office:value-type="float" office:value="15.09575" calcext:value-type="float">
            <text:p>15.09575</text:p>
          </table:table-cell>
          <table:table-cell office:value-type="float" office:value="0.157368" calcext:value-type="float">
            <text:p>0.157368</text:p>
          </table:table-cell>
          <table:table-cell office:value-type="percentage" office:value="0.7609" calcext:value-type="percentage">
            <text:p>76.09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203" calcext:value-type="float">
            <text:p>0.0203</text:p>
          </table:table-cell>
          <table:table-cell office:value-type="float" office:value="14.72645" calcext:value-type="float">
            <text:p>14.72645</text:p>
          </table:table-cell>
          <table:table-cell office:value-type="float" office:value="0.186612" calcext:value-type="float">
            <text:p>0.186612</text:p>
          </table:table-cell>
          <table:table-cell office:value-type="percentage" office:value="0.7614" calcext:value-type="percentage">
            <text:p>76.14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114" calcext:value-type="float">
            <text:p>0.0114</text:p>
          </table:table-cell>
          <table:table-cell office:value-type="float" office:value="15.08587" calcext:value-type="float">
            <text:p>15.08587</text:p>
          </table:table-cell>
          <table:table-cell office:value-type="float" office:value="0.205019" calcext:value-type="float">
            <text:p>0.205019</text:p>
          </table:table-cell>
          <table:table-cell office:value-type="percentage" office:value="0.7626" calcext:value-type="percentage">
            <text:p>76.26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074" calcext:value-type="float">
            <text:p>0.0074</text:p>
          </table:table-cell>
          <table:table-cell office:value-type="float" office:value="15.12398" calcext:value-type="float">
            <text:p>15.12398</text:p>
          </table:table-cell>
          <table:table-cell office:value-type="float" office:value="0.209585" calcext:value-type="float">
            <text:p>0.209585</text:p>
          </table:table-cell>
          <table:table-cell office:value-type="percentage" office:value="0.7655" calcext:value-type="percentage">
            <text:p>76.55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01:11:07.353057048</meta:creation-date>
    <dc:date>2017-12-09T03:51:08.782310152</dc:date>
    <meta:editing-duration>PT2H24M42S</meta:editing-duration>
    <meta:editing-cycles>1</meta:editing-cycles>
    <meta:document-statistic meta:table-count="2" meta:cell-count="60" meta:object-count="4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line" chart:style-name="ch1">
        <chart:title svg:x="2.611cm" svg:y="0.316cm" chart:style-name="ch2">
          <text:p>POS DEV Loss Using Pre-trained Embedding Vectors</text:p>
        </chart:title>
        <chart:subtitle svg:x="6.196cm" svg:y="1.275cm" chart:style-name="ch3">
          <text:p>By Iteration Number</text:p>
        </chart:subtitle>
        <chart:plot-area chart:style-name="ch4" table:cell-range-address="POS.A1:POS.A6 POS.D1:POS.D6" chart:data-source-has-labels="both" svg:x="1.33cm" svg:y="2.138cm" svg:width="14.349cm" svg:height="5.706cm">
          <chartooo:coordinate-region svg:x="2.428cm" svg:y="2.337cm" svg:width="13.157cm" svg:height="4.86cm"/>
          <chart:axis chart:dimension="x" chart:name="primary-x" chart:style-name="ch5" chartooo:axis-type="auto">
            <chartooo:date-scale/>
            <chart:title svg:x="7.865cm" svg:y="8.024cm" chart:style-name="ch6">
              <text:p>iteration</text:p>
            </chart:title>
            <chart:categories table:cell-range-address="POS.A2:POS.A6"/>
            <chart:grid chart:style-name="ch7" chart:class="major"/>
          </chart:axis>
          <chart:axis chart:dimension="y" chart:name="primary-y" chart:style-name="ch5">
            <chart:title svg:x="0.451cm" svg:y="5.683cm" chart:style-name="ch8">
              <text:p>avg. loss</text:p>
            </chart:title>
            <chart:grid chart:style-name="ch7" chart:class="major"/>
          </chart:axis>
          <chart:series chart:style-name="ch9" chart:values-cell-range-address="POS.D2:POS.D6" chart:label-cell-address="POS.D1:POS.D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loss </text:p>
                <draw:g>
                  <svg:desc>POS.D1:POS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OS.A2:POS.A6</svg:desc>
                </draw:g>
              </table:table-cell>
              <table:table-cell office:value-type="float" office:value="0.201306">
                <text:p>0.201306</text:p>
                <draw:g>
                  <svg:desc>POS.D2:POS.D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79181">
                <text:p>0.17918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80416">
                <text:p>0.18041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81348">
                <text:p>0.1813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188445">
                <text:p>0.1884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title svg:x="2.161cm" svg:y="0.316cm" chart:style-name="ch2">
          <text:p>POS DEV Accuracy Using Pre-trained Embedding Vectors</text:p>
        </chart:title>
        <chart:subtitle svg:x="6.196cm" svg:y="1.275cm" chart:style-name="ch3">
          <text:p>By Iteration Number</text:p>
        </chart:subtitle>
        <chart:plot-area chart:style-name="ch4" table:cell-range-address="POS.A1:POS.A6 POS.E1:POS.E6" chart:data-source-has-labels="both" svg:x="1.33cm" svg:y="2.138cm" svg:width="14.349cm" svg:height="5.707cm">
          <chartooo:coordinate-region svg:x="2.745cm" svg:y="2.337cm" svg:width="12.84cm" svg:height="4.861cm"/>
          <chart:axis chart:dimension="x" chart:name="primary-x" chart:style-name="ch5" chartooo:axis-type="auto">
            <chartooo:date-scale/>
            <chart:title svg:x="7.865cm" svg:y="8.025cm" chart:style-name="ch6">
              <text:p>iteration</text:p>
            </chart:title>
            <chart:categories table:cell-range-address="POS.A2:POS.A6"/>
            <chart:grid chart:style-name="ch7" chart:class="major"/>
          </chart:axis>
          <chart:axis chart:dimension="y" chart:name="primary-y" chart:style-name="ch8">
            <chart:title svg:x="0.451cm" svg:y="5.71cm" chart:style-name="ch9">
              <text:p>Accuracy</text:p>
            </chart:title>
            <chart:grid chart:style-name="ch7" chart:class="major"/>
          </chart:axis>
          <chart:series chart:style-name="ch10" chart:values-cell-range-address="POS.E2:POS.E6" chart:label-cell-address="POS.E1:POS.E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acc </text:p>
                <draw:g>
                  <svg:desc>POS.E1:POS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POS.A2:POS.A6</svg:desc>
                </draw:g>
              </table:table-cell>
              <table:table-cell office:value-type="float" office:value="0.9403">
                <text:p>0.9403</text:p>
                <draw:g>
                  <svg:desc>POS.E2:POS.E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9487">
                <text:p>0.9487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9497">
                <text:p>0.949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9521">
                <text:p>0.952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516">
                <text:p>0.95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1cm" svg:height="9.01cm" xlink:href=".." xlink:type="simple" chart:class="chart:line" chart:style-name="ch1">
        <chart:title svg:x="2.617cm" svg:y="0.316cm" chart:style-name="ch2">
          <text:p>NER DEV Loss Using Pre-trained Embedding Vectors</text:p>
        </chart:title>
        <chart:subtitle svg:x="6.202cm" svg:y="1.275cm" chart:style-name="ch3">
          <text:p>By Iteration Number</text:p>
        </chart:subtitle>
        <chart:plot-area chart:style-name="ch4" table:cell-range-address="NER.A1:NER.A6 NER.D1:NER.D6" chart:data-source-has-labels="both" svg:x="1.331cm" svg:y="2.138cm" svg:width="14.36cm" svg:height="5.711cm">
          <chartooo:coordinate-region svg:x="2.243cm" svg:y="2.337cm" svg:width="13.354cm" svg:height="4.865cm"/>
          <chart:axis chart:dimension="x" chart:name="primary-x" chart:style-name="ch5" chartooo:axis-type="auto">
            <chartooo:date-scale/>
            <chart:title svg:x="7.872cm" svg:y="8.029cm" chart:style-name="ch6">
              <text:p>iteration</text:p>
            </chart:title>
            <chart:categories table:cell-range-address="NER.A2:NER.A6"/>
            <chart:grid chart:style-name="ch7" chart:class="major"/>
          </chart:axis>
          <chart:axis chart:dimension="y" chart:name="primary-y" chart:style-name="ch5">
            <chart:title svg:x="0.451cm" svg:y="5.685cm" chart:style-name="ch8">
              <text:p>avg. loss</text:p>
            </chart:title>
            <chart:grid chart:style-name="ch7" chart:class="major"/>
          </chart:axis>
          <chart:series chart:style-name="ch9" chart:values-cell-range-address="NER.D2:NER.D6" chart:label-cell-address="NER.D1:NER.D1" chart:class="chart:line"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loss </text:p>
                <draw:g>
                  <svg:desc>NER.D1:NER.D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ER.A2:NER.A6</svg:desc>
                </draw:g>
              </table:table-cell>
              <table:table-cell office:value-type="float" office:value="0.150254">
                <text:p>0.150254</text:p>
                <draw:g>
                  <svg:desc>NER.D2:NER.D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157368">
                <text:p>0.157368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86612">
                <text:p>0.18661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05019">
                <text:p>0.2050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209585">
                <text:p>0.20958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1cm" svg:height="9.01cm" xlink:href=".." xlink:type="simple" chart:class="chart:line" chart:style-name="ch1">
        <chart:title svg:x="2.246cm" svg:y="0.316cm" chart:style-name="ch2">
          <text:p>NER DEV Accuracy Using Pre-trained Embedding Vectos</text:p>
        </chart:title>
        <chart:subtitle svg:x="6.202cm" svg:y="1.275cm" chart:style-name="ch3">
          <text:p>By Iteration Number</text:p>
        </chart:subtitle>
        <chart:plot-area chart:style-name="ch4" table:cell-range-address="NER.A1:NER.A6 NER.E1:NER.E6" chart:data-source-has-labels="both" svg:x="1.331cm" svg:y="2.138cm" svg:width="14.359cm" svg:height="5.711cm">
          <chartooo:coordinate-region svg:x="2.746cm" svg:y="2.338cm" svg:width="12.85cm" svg:height="4.865cm"/>
          <chart:axis chart:dimension="x" chart:name="primary-x" chart:style-name="ch5" chartooo:axis-type="auto">
            <chartooo:date-scale/>
            <chart:title svg:x="7.871cm" svg:y="8.029cm" chart:style-name="ch6">
              <text:p>iteration</text:p>
            </chart:title>
            <chart:categories table:cell-range-address="NER.A2:NER.A6"/>
            <chart:grid chart:style-name="ch7" chart:class="major"/>
          </chart:axis>
          <chart:axis chart:dimension="y" chart:name="primary-y" chart:style-name="ch8">
            <chart:title svg:x="0.451cm" svg:y="5.698cm" chart:style-name="ch9">
              <text:p>accuracy</text:p>
            </chart:title>
            <chart:grid chart:style-name="ch7" chart:class="major"/>
          </chart:axis>
          <chart:series chart:style-name="ch10" chart:values-cell-range-address="NER.E2:NER.E6" chart:label-cell-address="NER.E1:NER.E1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 dev_acc </text:p>
                <draw:g>
                  <svg:desc>NER.E1:NER.E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NER.A2:NER.A6</svg:desc>
                </draw:g>
              </table:table-cell>
              <table:table-cell office:value-type="float" office:value="0.7501">
                <text:p>0.7501</text:p>
                <draw:g>
                  <svg:desc>NER.E2:NER.E6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7609">
                <text:p>0.7609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7614">
                <text:p>0.761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7626">
                <text:p>0.762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7655">
                <text:p>0.765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